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text-properties style:font-name="PT Mono" officeooo:paragraph-rsid="0013202e"/>
    </style:style>
    <style:style style:name="P6" style:family="paragraph" style:parent-style-name="Standard">
      <style:paragraph-properties fo:break-before="page"/>
      <style:text-properties style:font-name="PT Mono" officeooo:paragraph-rsid="0013202e"/>
    </style:style>
    <style:style style:name="P7"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1"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12"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5"><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X.XVII</text:p>
      <text:p text:style-name="P4"><text:span text:style-name="T3"/></text:p>
      <text:p text:style-name="P7">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7"><text:s text:c="3"/>We ate dinner, then tea/ice cream, walked back to Joshua St., where I took a bath, made love, slept.</text:p>
      <text:p text:style-name="P4"><text:span text:style-name="T3"/></text:p>
      <text:p text:style-name="P7">X.XVIII</text:p>
      <text:p text:style-name="P4"><text:span text:style-name="T3"/></text:p>
      <text:p text:style-name="P7">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text:span text:style-name="T3"/></text:p>
      <text:p text:style-name="P7">X.XIX</text:p>
      <text:p text:style-name="P4"><text:span text:style-name="T3"/></text:p>
      <text:p text:style-name="P7">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text:span text:style-name="T3"/></text:p>
      <text:p text:style-name="P7">X.XX</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7">X.XXI</text:p>
      <text:p text:style-name="P4"><text:span text:style-name="T3"/></text:p>
      <text:p text:style-name="P7">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7"><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text:span text:style-name="T3"/></text:p>
      <text:p text:style-name="P8">. . .</text:p>
      <text:p text:style-name="P4"><text:span text:style-name="T3"/></text:p>
      <text:p text:style-name="P7">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7">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7"><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text:span text:style-name="T3"/></text:p>
      <text:p text:style-name="P8">. . .</text:p>
      <text:p text:style-name="P4"><text:span text:style-name="T3"/></text:p>
      <text:p text:style-name="P7">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9">X.XXIII</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9"><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9"><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text:span text:style-name="T4"/></text:p>
      <text:p text:style-name="P10">. . .</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11"><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11"><text:s text:c="3"/>She eventually moved to the guest room.</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12"><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12"/>
      <text:p text:style-name="P13">. . .</text:p>
      <text:p text:style-name="P14"><text:soft-page-break/></text:p>
      <text:p text:style-name="P15">I laid in bed and nearly felt bored until about 8:15 when I renewed WoW, logged on, rand to ZG, ran that, finally winning Jindo’s Hexxer, exited, talked to Hannah on the phone, logged back on, ran LBRS with some lowbies until 1:40.</text:p>
      <text:p text:style-name="P15"/>
      <text:p text:style-name="P16">X.XXV</text:p>
      <text:p text:style-name="P16"/>
      <text:p text:style-name="P16">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bit sorry for myself. I got up and wrote at 11:16.</text:p>
      <text:p text:style-name="P16"/>
      <text:p text:style-name="P17">Things about which I have shame: playing WoW last night, not taking the hint that I could make Hannah spaghetti for lunch, not having a monetarily secure fu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11:25:08.876139626</dc:date>
    <meta:editing-duration>P57DT6H46M24S</meta:editing-duration>
    <meta:editing-cycles>656</meta:editing-cycles>
    <meta:generator>LibreOffice/24.2.5.2$MacOSX_X86_64 LibreOffice_project/bffef4ea93e59bebbeaf7f431bb02b1a39ee8a59</meta:generator>
    <meta:print-date>2024-10-25T11:17:06.345125143</meta:print-date>
    <meta:document-statistic meta:table-count="0" meta:image-count="0" meta:object-count="0" meta:page-count="31" meta:paragraph-count="42" meta:word-count="1788" meta:character-count="9591" meta:non-whitespace-character-count="7815"/>
  </office:meta>
</office:document-meta>
</file>